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text-position="sub 58%"/>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style:text-position="sub 58%"/>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text-position="sub 58%"/>
    </style:style>
    <style:style style:name="T149" style:family="text">
      <style:text-properties fo:font-style="italic" style:font-style-asian="italic" style:font-style-complex="italic" style:text-position="sub 58%"/>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text-position="sub 58%"/>
    </style:style>
    <style:style style:name="T153" style:family="text">
      <style:text-properties fo:font-style="italic" style:font-style-asian="italic" style:font-style-complex="italic"/>
    </style:style>
    <style:style style:name="T154" style:family="text">
      <style:text-properties style:text-position="sub 58%"/>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text-position="sub 58%"/>
    </style:style>
    <style:style style:name="T173" style:family="text">
      <style:text-properties fo:font-style="italic" style:font-style-asian="italic" style:font-style-complex="italic" style:text-position="sub 58%"/>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text-position="sub 58%"/>
    </style:style>
    <style:style style:name="T179" style:family="text">
      <style:text-properties fo:font-style="italic" style:font-style-asian="italic" style:font-style-complex="italic" style:text-position="sub 58%"/>
    </style:style>
    <style:style style:name="T180" style:family="text">
      <style:text-properties fo:font-style="italic" style:font-style-asian="italic" style:font-style-complex="italic"/>
    </style:style>
    <style:style style:name="T181" style:family="text">
      <style:text-properties style:text-position="sub 58%"/>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text-position="sub 58%"/>
    </style:style>
    <style:style style:name="T192" style:family="text">
      <style:text-properties fo:font-style="italic" style:font-style-asian="italic" style:font-style-complex="italic"/>
    </style:style>
    <style:style style:name="T193" style:family="text">
      <style:text-properties style:text-position="sub 58%"/>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text-position="sub 58%"/>
    </style:style>
    <style:style style:name="T196" style:family="text">
      <style:text-properties fo:font-style="italic" style:font-style-asian="italic" style:font-style-complex="italic" style:text-position="sub 58%"/>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text-position="sub 58%"/>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text-position="sub 58%"/>
    </style:style>
    <style:style style:name="T202" style:family="text">
      <style:text-properties style:text-position="sub 58%"/>
    </style:style>
    <style:style style:name="T203" style:family="text">
      <style:text-properties style:text-position="sub 58%"/>
    </style:style>
    <style:style style:name="T204" style:family="text">
      <style:text-properties style:text-position="sub 58%"/>
    </style:style>
    <style:style style:name="T205" style:family="text">
      <style:text-properties style:text-position="sub 58%"/>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The Early Spread of Mass Media Increases the Probability of Civil War: A Research Note</text:h>
      <text:p text:style-name="First_20_paragraph">Justin Murphy University of Southampton <text:a xlink:type="simple" xlink:href="mailto:j.murphy@soton.ac.uk" office:name=""><text:span text:style-name="Definition">j.murphy@soton.ac.uk</text:span></text:a> August 2014 </text:p>
      <text:h text:style-name="Heading_20_4" text:outline-level="4">Abstract:</text:h>
      <text:p text:style-name="First_20_paragraph">Qualitative evidence suggests that mass media sometimes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density should increase the likelihood of civil war. The theory is tested with parametric and semi-parametric regressions on quantitative data from Warren (2014) and historical time-series at the international level. In addition to unifying the qualitative and quantitative evidence, the non-linear theory is consistent with new and unique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and political conflict.</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While this has led some scholars to argue that mass media play a unique causal role in the outbreak of civil wars (CITE), others have argued that the effect of mass media has been overstated (CITE). To make the puzzle even more acute, the most systematic quantitative evidence to date suggests that mass media decreases the likelihood of civil war onset (Warren 2014). Yet, as Figure 1 starkly illustrates, at the global level the exponential increase in mass media beginning in the 1950s coincides with a similarly dramatic increase in civil wars at the global level.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and recent quantitative evidence that mass media decrease the probability of civil war onset (Warren).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0" text:note-class="footnote"><text:note-citation>1</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at a certain threshold of mass media density.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 before 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traditional parametric and semi-parametric regressions to compare linear and non-linear model fits on the original sample. (MENTION EFFECT SIZE HERE) I then explore the composition of this effect by disaggregating the specific information-communication technologies of television, newspaper, and radio (MENTION EFFECT SIZE HERE). I then consider long-term historical time-series at the international level, to examine whether the non-linear theory helps explain the broad empirical pattern of civil war prevalence at the international level. (MENTION EFFECT SIZE HERE)</text:p>
      <text:p text:style-name="Text_20_body">The implications of this research note are two-fold. First, it contributes to the project of building “rich theory” for the new and burgeoning research agenda on the ICT and political conflict nexus (CITE LYALL AND DEFOE), demonstrating in particular the importance of non-linearities in political conflict research. Second, it contributes novel quantitative evidence helping to explain the severity and timing of one of the most lethal dynamics in the world since World War II: the exponential increase in civil wars around the world beginning in the middle of the 1950s (CITE if possible).</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 before peace” theory and deduces one testable hypothesis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R. O. Keohane and Nye Jr 1998; Nye Jr 1990, 168–69, 2004, 47–48). Issuing from this perspective, one article from a recent issue of <text:span text:style-name="T5">International</text:span><text:span text:style-name="T6"> </text:span><text:span text:style-name="T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potential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p text:style-name="Text_20_body">Although Warren shows that many statistical tests are consistent with this general pacification theory, it is both empirically and logically puzzling. First, if mass media density decreases the likelihood of civil war as strongly and robustly as Warren argues, one might expect the global proliferation of mass media since the 1950s to be followed by a corresponding decrease in the global prevalence of civil war. It is therefore puzzling that in the postwar period, the international system’s most rapid and widespread proliferation of mass media density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empirical patterns of mass media and civil war at the international level point to two logical shortcomings in the general pacification theory. The first shortcoming is that, while there should be increasing marginal returns to the production of normative influence in the context of <text:span text:style-name="T8">mass</text:span><text:span text:style-name="T9"> </text:span><text:span text:style-name="T10">communications,</text:span> there should not be a linear, one-to-one relationship between a country’s mass media density and its capacity for mass communications (CITE SOMETHING ON MASS COMMS TIPPING POINT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1" text:note-class="footnote"><text:note-citation>2</text:note-citation><text:note-body><text:p text:style-name="Footnote">Of course, there is no way to know <text:span text:style-name="T11">a</text:span><text:span text:style-name="T12"> </text:span><text:span text:style-name="T13">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4">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2" text:note-class="footnote"><text:note-citation>3</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5">in</text:span><text:span text:style-name="T16"> </text:span><text:span text:style-name="T17">general</text:span> increases state strength as Warren argues, then for this very reason, the <text:span text:style-name="T18">first</text:span><text:span text:style-name="T19"> </text:span><text:span text:style-name="T20">appearance</text:span><text:span text:style-name="T21"> </text:span><text:span text:style-name="T22">and</text:span><text:span text:style-name="T23"> </text:span><text:span text:style-name="T24">early</text:span><text:span text:style-name="T25"> </text:span><text:span text:style-name="T26">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7">each</text:span><text:span text:style-name="T28"> </text:span><text:span text:style-name="T29">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30">introduction</text:span><text:span text:style-name="T31"> </text:span><text:span text:style-name="T32">and</text:span><text:span text:style-name="T33"> </text:span><text:span text:style-name="T34">early</text:span><text:span text:style-name="T35"> </text:span><text:span text:style-name="T36">growth</text:span> of mass media density within a country should <text:span text:style-name="T37">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3" text:note-class="footnote"><text:note-citation>4</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8">Observable</text:span><text:span text:style-name="T39"> </text:span><text:span text:style-name="T40">Implication</text:span><text:span text:style-name="T41"> </text:span><text:span text:style-name="T42">1:</text:span> There should exist a threshold of mass media density below which year-to-year increases in mass media density <text:span text:style-name="T43">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4">Observable</text:span><text:span text:style-name="T45"> </text:span><text:span text:style-name="T46">Implication</text:span><text:span text:style-name="T47"> </text:span><text:span text:style-name="T48">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4" text:note-class="footnote"><text:note-citation>5</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9">Observable</text:span><text:span text:style-name="T50"> </text:span><text:span text:style-name="T51">Implication</text:span><text:span text:style-name="T52"> </text:span><text:span text:style-name="T5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4">CIVIL</text:span><text:span text:style-name="T55"> </text:span><text:span text:style-name="T56">WAR</text:span><text:span text:style-name="T57"> </text:span><text:span text:style-name="T5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9">MDI,</text:span> which captures overall mass media density, or the total number of newspapers, televisions, and radios per 100 people. <text:span text:style-name="T60">NEWSPAPER</text:span>, <text:span text:style-name="T61">TV</text:span>, and <text:span text:style-name="T62">RADIO</text:span> reflect the number of each particular technology per 100 people. A battery of control variables which are believed to be associated with civil war onset include the following. <text:span text:style-name="T63">OIL</text:span><text:span text:style-name="T64"> </text:span><text:span text:style-name="T65">EXPORTER</text:span> takes a value of 1 if greater than one-third of a country’s total export revenus are from fossil fuels. <text:span text:style-name="T66">DEMOCRACY</text:span> is the traditional measure from the well-known Polity IV data set, on a scale from 1-21. <text:span text:style-name="T67">DEMOCRACY^2</text:span> is the square <text:span text:style-name="T68">DEMOCRACY</text:span>, to control for the possibility of non-linear effects. <text:span text:style-name="T69">PEACE</text:span><text:span text:style-name="T70"> </text:span><text:span text:style-name="T71">YEARS</text:span> counts the number of years since a previous civil war, and a natural cubic spline of peace years to control for temporal dependence. Finally, <text:span text:style-name="T72">GDP</text:span><text:span text:style-name="T73"> </text:span><text:span text:style-name="T74">PER</text:span><text:span text:style-name="T75"> </text:span><text:span text:style-name="T76">CAPITA</text:span>, <text:span text:style-name="T77">ETHNIC</text:span><text:span text:style-name="T78"> </text:span><text:span text:style-name="T79">FRACTIONALIZATION</text:span>, <text:span text:style-name="T80">RELIGIOUS</text:span><text:span text:style-name="T81"> </text:span><text:span text:style-name="T82">FRACTIONALIZATION</text:span>, and logarithms for <text:span text:style-name="T83">LAND</text:span><text:span text:style-name="T84"> </text:span><text:span text:style-name="T85">AREA</text:span>, <text:span text:style-name="T86">MOUNTAINOUS</text:span><text:span text:style-name="T87"> </text:span><text:span text:style-name="T88">TERRAIN</text:span>, and <text:span text:style-name="T89">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90">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1">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92">OIL</text:span><text:span text:style-name="T93"> </text:span><text:span text:style-name="T94">EXPORTER</text:span>, <text:span text:style-name="T95">LAND</text:span><text:span text:style-name="T96"> </text:span><text:span text:style-name="T97">AREA</text:span> and <text:span text:style-name="T98">MOUNTAINOUS</text:span><text:span text:style-name="T99"> </text:span><text:span text:style-name="T100">TERRAIN</text:span> are unlikely to vary appreciably because, while in principle they can vary from changes in the number or size of states, they refer to quantities which are ultimately fixed at the international level. Second, while variables such as <text:span text:style-name="T101">RELIGIOUS</text:span><text:span text:style-name="T102"> </text:span><text:span text:style-name="T103">FRACTIONALIZATION</text:span> and <text:span text:style-name="T104">ETHNIC</text:span><text:span text:style-name="T105"> </text:span><text:span text:style-name="T10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p text:style-name="Text_20_body">As robustness checks, subsequent models of the international-level dynamics include controls for global events likely to shape the likelihood of civil war onsets. <text:span text:style-name="T108">WWI</text:span> is a dummy variable for the years 1914-1918, <text:span text:style-name="T109">WWII</text:span> is a dummy variable for the years 1939-1944, and <text:span text:style-name="T110">Cold</text:span><text:span text:style-name="T111"> </text:span><text:span text:style-name="T112">War</text:span> is a dummy variable for the years 1947-1991. Finally, to check that results are not dependent on the years in which a value of 0 is imputed to televison density, I include the variable <text:span text:style-name="T113">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5" text:note-class="footnote"><text:note-citation>6</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14">in</text:span><text:span text:style-name="T115"> </text:span><text:span text:style-name="T116">that</text:span><text:span text:style-name="T117"> </text:span><text:span text:style-name="T118">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9">Prima</text:span><text:span text:style-name="T120"> </text:span><text:span text:style-name="T121">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22">O</text:span><text:span text:style-name="T123">n</text:span><text:span text:style-name="T124">s</text:span><text:span text:style-name="T125">e</text:span><text:span text:style-name="T126">t</text:span><text:span text:style-name="T127">i</text:span><text:span text:style-name="T128">t</text:span> = <text:span text:style-name="T129">α</text:span> + <text:span text:style-name="T130">f</text:span><text:span text:style-name="T131">1</text:span>(<text:span text:style-name="T132">L</text:span><text:span text:style-name="T133">o</text:span><text:span text:style-name="T134">g</text:span><text:span text:style-name="T135">M</text:span><text:span text:style-name="T136">D</text:span><text:span text:style-name="T137">I</text:span><text:span text:style-name="T138">i</text:span><text:span text:style-name="T139">t</text:span>) + <text:span text:style-name="T140">C</text:span><text:span text:style-name="T141">o</text:span><text:span text:style-name="T142">n</text:span><text:span text:style-name="T143">t</text:span><text:span text:style-name="T144">r</text:span><text:span text:style-name="T145">o</text:span><text:span text:style-name="T146">l</text:span><text:span text:style-name="T147">s</text:span><text:span text:style-name="T148">i</text:span><text:span text:style-name="T149">t</text:span><text:span text:style-name="T150">β</text:span> + <text:span text:style-name="T151">ɛ</text:span><text:span text:style-name="T152">i</text:span></text:p>
      <text:p text:style-name="Text_20_body">where the partial-regression function <text:span text:style-name="T153">f</text:span><text:span text:style-name="T154">1</text:span>( ⋅ ) is fit by a smoothing spline (Fox 2002; Wood 2000) and <text:span text:style-name="T155">C</text:span><text:span text:style-name="T156">O</text:span><text:span text:style-name="T157">N</text:span><text:span text:style-name="T158">T</text:span><text:span text:style-name="T159">R</text:span><text:span text:style-name="T160">O</text:span><text:span text:style-name="T161">L</text:span><text:span text:style-name="T162">S</text:span><text:span text:style-name="T163">i</text:span><text:span text:style-name="T164">t</text:span> is the vector of control variables used in Warren’s original models. The number of smoothing splines is determined by generalized cross validation as part of the estimation procedure.<text:note text:id="ftn6" text:note-class="footnote"><text:note-citation>7</text:note-citation><text:note-body><text:p text:style-name="Footnote">The model was estimated using the function <text:span text:style-name="T165">gam</text:span> in the <text:span text:style-name="T166">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67">O</text:span><text:span text:style-name="T168">n</text:span><text:span text:style-name="T169">s</text:span><text:span text:style-name="T170">e</text:span><text:span text:style-name="T171">t</text:span><text:span text:style-name="T172">i</text:span><text:span text:style-name="T173">t</text:span> = <text:span text:style-name="T174">α</text:span> + <text:span text:style-name="T175">M</text:span><text:span text:style-name="T176">D</text:span><text:span text:style-name="T177">I</text:span><text:span text:style-name="T178">i</text:span><text:span text:style-name="T179">t</text:span><text:span text:style-name="T180">β</text:span><text:span text:style-name="T181">1</text:span> + <text:span text:style-name="T182">C</text:span><text:span text:style-name="T183">o</text:span><text:span text:style-name="T184">n</text:span><text:span text:style-name="T185">t</text:span><text:span text:style-name="T186">r</text:span><text:span text:style-name="T187">o</text:span><text:span text:style-name="T188">l</text:span><text:span text:style-name="T189">s</text:span><text:span text:style-name="T190">i</text:span><text:span text:style-name="T191">t</text:span><text:span text:style-name="T192">β</text:span><text:span text:style-name="T193">2</text:span> + <text:span text:style-name="T194">ɛ</text:span><text:span text:style-name="T195">i</text:span><text:span text:style-name="T196">t</text:span>, </text:p>
      <text:p text:style-name="Text_20_body">where all the variables are the same as in the previous equation, with the exception that <text:span text:style-name="T197">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7" text:note-class="footnote"><text:note-citation>8</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8" text:note-class="footnote"><text:note-citation>9</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9" text:note-class="footnote"><text:note-citation>10</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Scaling Regression Inputs by Dividing by Two Standard Deviations”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98">X</text:span><text:span text:style-name="T199">t</text:span> − <text:span text:style-name="T200">X</text:span><text:span text:style-name="T201">t</text:span><text:span text:style-name="T202"> </text:span><text:span text:style-name="T203">−</text:span><text:span text:style-name="T204"> </text:span><text:span text:style-name="T205">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0" text:note-class="footnote"><text:note-citation>11</text:note-citation><text:note-body><text:p text:style-name="Footnote">The smallest year-to-year change within this subset is -5.43 and the maximum is 3.41.</text:p></text:note-body></text:note> In other words, year-to-year differences are both substantively pertinent and theoretically appropriate for testing the observable implications of the hypothesis developed above.</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low 0.03 to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206">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Observable Implication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4 models the number of civil wars in the international system using the negative binomial distribution and lagged levels as well as first differences of the number of civil wars on the right-hand side of the equation. Model 1 is a baseline model. Column 2 includes controls variables <text:span text:style-name="T207">WW1</text:span>, <text:span text:style-name="T208">WW2</text:span>, and <text:span text:style-name="T209">COLD</text:span><text:span text:style-name="T210"> </text:span><text:span text:style-name="T211">WAR.</text:span> Column 3 adds to these the control variable <text:span text:style-name="T212">IMPUTED.</text:span> Each model provides evidence for Observable Implication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13">WW1</text:span>, <text:span text:style-name="T214">WW2</text:span>, and <text:span text:style-name="T215">COLD</text:span><text:span text:style-name="T216"> </text:span><text:span text:style-name="T217">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 </text:p>
      <text:h text:style-name="Heading_20_1" text:outline-level="1">References</text:h>
      <text:p text:style-name="First_20_paragraph"> </text:p>
      <text:p text:style-name="Text_20_body">Anderson, Benedict. 1983. <text:span text:style-name="T218">Imagined</text:span><text:span text:style-name="T219"> </text:span><text:span text:style-name="T220">Communities</text:span><text:span text:style-name="T221">:</text:span><text:span text:style-name="T222"> </text:span><text:span text:style-name="T223">Reflections</text:span><text:span text:style-name="T224"> </text:span><text:span text:style-name="T225">on</text:span><text:span text:style-name="T226"> </text:span><text:span text:style-name="T227">the</text:span><text:span text:style-name="T228"> </text:span><text:span text:style-name="T229">Origin</text:span><text:span text:style-name="T230"> </text:span><text:span text:style-name="T231">and</text:span><text:span text:style-name="T232"> </text:span><text:span text:style-name="T233">Spread</text:span><text:span text:style-name="T234"> </text:span><text:span text:style-name="T235">of</text:span><text:span text:style-name="T236"> </text:span><text:span text:style-name="T237">Nationalism</text:span>. London: Verso.</text:p>
      <text:p text:style-name="Text_20_body">Bolt, J. 2013. “The First Update of the Maddison Project; Re-Estimating Growth Before 1820.” <text:span text:style-name="T238">Maddison</text:span><text:span text:style-name="T239"> </text:span><text:span text:style-name="T240">Project</text:span><text:span text:style-name="T241"> </text:span><text:span text:style-name="T242">Working</text:span><text:span text:style-name="T243"> </text:span><text:span text:style-name="T244">Paper</text:span> 4.</text:p>
      <text:p text:style-name="Text_20_body">Deutsch, Karl W. 1953. <text:span text:style-name="T245">Nationalism</text:span><text:span text:style-name="T246"> </text:span><text:span text:style-name="T247">and</text:span><text:span text:style-name="T248"> </text:span><text:span text:style-name="T249">Social</text:span><text:span text:style-name="T250"> </text:span><text:span text:style-name="T251">Communication</text:span><text:span text:style-name="T252"> </text:span><text:span text:style-name="T253">:</text:span><text:span text:style-name="T254"> </text:span><text:span text:style-name="T255">an</text:span><text:span text:style-name="T256"> </text:span><text:span text:style-name="T257">Inquiry</text:span><text:span text:style-name="T258"> </text:span><text:span text:style-name="T259">into</text:span><text:span text:style-name="T260"> </text:span><text:span text:style-name="T261">the</text:span><text:span text:style-name="T262"> </text:span><text:span text:style-name="T263">Foundations</text:span><text:span text:style-name="T264"> </text:span><text:span text:style-name="T265">of</text:span><text:span text:style-name="T266"> </text:span><text:span text:style-name="T267">Nationality</text:span>. New York: Technology Press (M.I.T.).</text:p>
      <text:p text:style-name="Text_20_body">Fox, John. 2002. “Nonparametric Regression.” In <text:span text:style-name="T268">An</text:span><text:span text:style-name="T269"> </text:span><text:span text:style-name="T270">R</text:span><text:span text:style-name="T271"> </text:span><text:span text:style-name="T272">and</text:span><text:span text:style-name="T273"> </text:span><text:span text:style-name="T274">S</text:span><text:span text:style-name="T275">-</text:span><text:span text:style-name="T276">Plus</text:span><text:span text:style-name="T277"> </text:span><text:span text:style-name="T278">Companion</text:span><text:span text:style-name="T279"> </text:span><text:span text:style-name="T280">to</text:span><text:span text:style-name="T281"> </text:span><text:span text:style-name="T282">Applied</text:span><text:span text:style-name="T283"> </text:span><text:span text:style-name="T284">Regression</text:span>, Thousand Oaks, CA.</text:p>
      <text:p text:style-name="Text_20_body">Frölich, Markus. 2006. “Non-Parametric Regression for Binary Dependent Variables.” <text:span text:style-name="T285">Econometrics</text:span><text:span text:style-name="T286"> </text:span><text:span text:style-name="T287">Journal</text:span> 9(3): 511–40.</text:p>
      <text:p text:style-name="Text_20_body">Hintze, Jerry L, and Ray D Nelson. 1998. “Violin Plots: A Box Plot-Density Trace Synergism.” 52(2): 181–84.</text:p>
      <text:p text:style-name="Text_20_body">Im, Kyung So, M Hashem Pesaran, and Yongcheol Shin. 2003. “Testing for Unit Roots in Heterogeneous Panels.” <text:span text:style-name="T288">Journal</text:span><text:span text:style-name="T289"> </text:span><text:span text:style-name="T290">of</text:span><text:span text:style-name="T291"> </text:span><text:span text:style-name="T292">Econometrics</text:span> 115(1): 53–74.</text:p>
      <text:p text:style-name="Text_20_body">Kastellec, Jonathan P, and Eduardo L Leoni. 2007. “Using Graphs Instead of Tables in Political Science.” <text:span text:style-name="T293">Perspectives</text:span><text:span text:style-name="T294"> </text:span><text:span text:style-name="T295">on</text:span><text:span text:style-name="T296"> </text:span><text:span text:style-name="T297">Politics</text:span> 5(04): 755–71.</text:p>
      <text:p text:style-name="Text_20_body">Keohane, Robert O, and Joseph S Nye Jr. 1998. “Power and Interdependence in the Information Age.” <text:span text:style-name="T298">Foreign</text:span><text:span text:style-name="T299"> </text:span><text:span text:style-name="T300">Affairs</text:span> 77(5): 81.</text:p>
      <text:p text:style-name="Text_20_body">King, G, R O Keohane, and S Verba. 1994. <text:span text:style-name="T301">Designing</text:span><text:span text:style-name="T302"> </text:span><text:span text:style-name="T303">Social</text:span><text:span text:style-name="T304"> </text:span><text:span text:style-name="T305">Inquiry</text:span><text:span text:style-name="T306">:</text:span><text:span text:style-name="T307"> </text:span><text:span text:style-name="T308">Scientific</text:span><text:span text:style-name="T309"> </text:span><text:span text:style-name="T310">Inference</text:span><text:span text:style-name="T311"> </text:span><text:span text:style-name="T312">in</text:span><text:span text:style-name="T313"> </text:span><text:span text:style-name="T314">Qualitative</text:span><text:span text:style-name="T315"> </text:span><text:span text:style-name="T316">Research</text:span>. Princeton University Press.</text:p>
      <text:p text:style-name="Text_20_body">King, Gary, and Langche Zeng. 2001. “Logistic Regression in Rare Events Data.” <text:span text:style-name="T317">Political</text:span><text:span text:style-name="T318"> </text:span><text:span text:style-name="T319">Analysis</text:span> 9(2): 137–63.</text:p>
      <text:p text:style-name="Text_20_body">Levin, Andrew, Chien-Fu Lin, and Chia-Shang James Chu. 2002. “Unit Root Tests in Panel Data: Asymptotic and Finite-Sample Properties.” <text:span text:style-name="T320">Journal</text:span><text:span text:style-name="T321"> </text:span><text:span text:style-name="T322">of</text:span><text:span text:style-name="T323"> </text:span><text:span text:style-name="T324">Econometrics</text:span> 108(1): 1–24.</text:p>
      <text:p text:style-name="Text_20_body">Nye Jr, Joseph S. 1990. “Soft Power” <text:span text:style-name="T325">Foreign</text:span><text:span text:style-name="T326"> </text:span><text:span text:style-name="T327">Policy</text:span> (80): 153–71.</text:p>
      <text:p text:style-name="Text_20_body">———. 2004. <text:span text:style-name="T328">Soft</text:span><text:span text:style-name="T329"> </text:span><text:span text:style-name="T330">Power</text:span><text:span text:style-name="T331">:</text:span><text:span text:style-name="T332"> </text:span><text:span text:style-name="T333">The</text:span><text:span text:style-name="T334"> </text:span><text:span text:style-name="T335">Means</text:span><text:span text:style-name="T336"> </text:span><text:span text:style-name="T337">to</text:span><text:span text:style-name="T338"> </text:span><text:span text:style-name="T339">Success</text:span><text:span text:style-name="T340"> </text:span><text:span text:style-name="T341">in</text:span><text:span text:style-name="T342"> </text:span><text:span text:style-name="T343">World</text:span><text:span text:style-name="T344"> </text:span><text:span text:style-name="T345">Politics</text:span>. New York: Public Affairs.</text:p>
      <text:p text:style-name="Text_20_body">Sambanis, N. 2004. “What Is Civil War?: Conceptual and Empirical Complexities of an Operational Definition.” <text:span text:style-name="T346">Journal</text:span><text:span text:style-name="T347"> </text:span><text:span text:style-name="T348">of</text:span><text:span text:style-name="T349"> </text:span><text:span text:style-name="T350">Conflict</text:span><text:span text:style-name="T351"> </text:span><text:span text:style-name="T352">Resolution</text:span> 48(6): 814–58.</text:p>
      <text:p text:style-name="Text_20_body">“Scaling Regression Inputs by Dividing by Two Standard Deviations.” 2008. <text:span text:style-name="T353">Statistics</text:span><text:span text:style-name="T354"> </text:span><text:span text:style-name="T355">in</text:span><text:span text:style-name="T356"> </text:span><text:span text:style-name="T357">Medicine</text:span> 27(15): 2865–73.</text:p>
      <text:p text:style-name="Text_20_body">Warren, Camber T. 2014. “Not by the Sword Alone: Soft Power, Mass Media, and the Production of State Sovereignty.” <text:span text:style-name="T358">International</text:span><text:span text:style-name="T359"> </text:span><text:span text:style-name="T360">Organization</text:span> 68(01): 111–41.</text:p>
      <text:p text:style-name="Text_20_body">Wood, S N. 2000. “Modelling and Smoothing Parameter Estimation with Multiple Quadratic Penalties.” <text:span text:style-name="T361">onlinelibrary</text:span><text:span text:style-name="T362">.</text:span><text:span text:style-name="T363">wiley</text:span><text:span text:style-name="T364">.</text:span><text:span text:style-name="T365">com</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